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3cm" fo:min-width="3.719cm"/>
    </style:style>
    <style:style style:name="gr2" style:family="graphic" style:parent-style-name="standard">
      <style:graphic-properties draw:textarea-horizontal-align="justify" draw:textarea-vertical-align="middle" draw:auto-grow-height="false" fo:min-height="0.613cm" fo:min-width="3.7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3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3.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532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6" draw:id="id6" draw:layer="layout" svg:width="4.219cm" svg:height="0.863cm" svg:x="8.078cm" svg:y="1.687cm">
            <text:p text:style-name="P1"><text:span text:style-name="T1">Machine Langu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7" draw:id="id7" draw:layer="layout" svg:width="4.219cm" svg:height="0.863cm" svg:x="8.078cm" svg:y="3.003cm">
            <text:p text:style-name="P2">Assembl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8" draw:id="id8" draw:layer="layout" svg:width="4.219cm" svg:height="0.863cm" svg:x="8.078cm" svg:y="4.319cm">
            <text:p text:style-name="P2">Fortr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" draw:id="id1" draw:layer="layout" svg:width="4.219cm" svg:height="0.863cm" svg:x="8.078cm" svg:y="5.634cm">
            <text:p text:style-name="P2">Algol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2" draw:id="id2">
            <draw:custom-shape draw:style-name="gr2" draw:text-style-name="P2" draw:layer="layout" svg:width="4.22cm" svg:height="0.863cm" svg:x="1cm" svg:y="9.647cm">
              <text:p text:style-name="P2">Lis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4.22cm" svg:height="0.863cm" svg:x="1cm" svg:y="10.689cm">
              <text:p text:style-name="P2">Schem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2" xml:id="id5" draw:id="id5" draw:layer="layout" svg:width="4.22cm" svg:height="0.863cm" svg:x="15.576cm" svg:y="9.647cm">
            <text:p text:style-name="P2">ProLog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4" draw:id="id4">
            <draw:custom-shape draw:style-name="gr2" draw:text-style-name="P2" draw:layer="layout" svg:width="4.22cm" svg:height="0.863cm" svg:x="10.717cm" svg:y="10.734cm">
              <text:p text:style-name="P2">Jav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4.22cm" svg:height="0.863cm" svg:x="10.717cm" svg:y="9.647cm">
              <text:p text:style-name="P2">C++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4.22cm" svg:height="0.863cm" svg:x="10.717cm" svg:y="11.821cm">
              <text:p text:style-name="P2">Pytho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3" draw:id="id3">
            <draw:custom-shape draw:style-name="gr2" draw:text-style-name="P2" draw:layer="layout" svg:width="4.22cm" svg:height="0.863cm" svg:x="5.859cm" svg:y="10.734cm">
              <text:p text:style-name="P2">Basic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4.22cm" svg:height="0.863cm" svg:x="5.859cm" svg:y="9.647cm">
              <text:p text:style-name="P2">Pascal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4.22cm" svg:height="0.863cm" svg:x="5.859cm" svg:y="11.821cm">
              <text:p text:style-name="P2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3" draw:text-style-name="P3" draw:layer="layout" svg:x1="8.078cm" svg:y1="6.065cm" svg:x2="3.11cm" svg:y2="9.647cm" draw:start-shape="id1" draw:start-glue-point="3" draw:end-shape="id2" draw:end-glue-point="0" svg:d="M8078 6065h-4968v3582" svg:viewBox="0 0 4969 3583">
            <text:p text:style-name="P2"/>
          </draw:connector>
          <draw:connector draw:style-name="gr4" draw:text-style-name="P3" draw:layer="layout" svg:x1="10.187cm" svg:y1="6.497cm" svg:x2="7.969cm" svg:y2="9.647cm" draw:start-shape="id1" draw:start-glue-point="2" draw:end-shape="id3" draw:end-glue-point="0" svg:d="M10187 6497v1574h-2218v1576" svg:viewBox="0 0 2219 3151">
            <text:p/>
          </draw:connector>
          <draw:connector draw:style-name="gr4" draw:text-style-name="P3" draw:layer="layout" svg:x1="10.187cm" svg:y1="6.497cm" svg:x2="12.827cm" svg:y2="9.647cm" draw:start-shape="id1" draw:start-glue-point="2" draw:end-shape="id4" svg:d="M10187 6497v1574h2640v1576" svg:viewBox="0 0 2641 3151">
            <text:p/>
          </draw:connector>
          <draw:connector draw:style-name="gr4" draw:text-style-name="P3" draw:layer="layout" svg:x1="12.297cm" svg:y1="6.065cm" svg:x2="17.686cm" svg:y2="9.647cm" draw:start-shape="id1" draw:start-glue-point="1" draw:end-shape="id5" draw:end-glue-point="0" svg:d="M12297 6065h5389v3582" svg:viewBox="0 0 5390 3583">
            <text:p/>
          </draw:connector>
          <draw:connector draw:style-name="gr4" draw:text-style-name="P3" draw:layer="layout" draw:type="line" svg:x1="10.187cm" svg:y1="2.55cm" svg:x2="10.187cm" svg:y2="3.003cm" draw:start-shape="id6" draw:start-glue-point="2" draw:end-shape="id7" draw:end-glue-point="0" svg:d="M10187 2550v453" svg:viewBox="0 0 1 454">
            <text:p/>
          </draw:connector>
          <draw:connector draw:style-name="gr4" draw:text-style-name="P3" draw:layer="layout" draw:type="line" svg:x1="10.187cm" svg:y1="3.866cm" svg:x2="10.187cm" svg:y2="4.319cm" draw:start-shape="id7" draw:start-glue-point="2" draw:end-shape="id8" draw:end-glue-point="0" svg:d="M10187 3866v453" svg:viewBox="0 0 1 454">
            <text:p/>
          </draw:connector>
          <draw:connector draw:style-name="gr4" draw:text-style-name="P3" draw:layer="layout" draw:type="line" svg:x1="10.187cm" svg:y1="5.182cm" svg:x2="10.187cm" svg:y2="5.634cm" draw:start-shape="id8" draw:start-glue-point="2" draw:end-shape="id1" draw:end-glue-point="0" svg:d="M10187 5182v452" svg:viewBox="0 0 1 453">
            <text:p/>
          </draw:connector>
          <draw:frame draw:style-name="gr5" draw:text-style-name="P5" draw:layer="layout" svg:width="2.924cm" svg:height="1.916cm" svg:x="4.553cm" svg:y="5.427cm">
            <draw:text-box>
              <text:p text:style-name="P4">Functional</text:p>
              <text:p text:style-name="P4"/>
            </draw:text-box>
          </draw:frame>
          <draw:frame draw:style-name="gr6" draw:text-style-name="P5" draw:layer="layout" svg:width="2.921cm" svg:height="1.361cm" svg:x="5.699cm" svg:y="7.386cm">
            <draw:text-box>
              <text:p text:style-name="P4">Imperative</text:p>
            </draw:text-box>
          </draw:frame>
          <draw:frame draw:style-name="gr7" draw:text-style-name="P5" draw:layer="layout" svg:width="5.521cm" svg:height="1.361cm" svg:x="12.176cm" svg:y="7.35cm">
            <draw:text-box>
              <text:p text:style-name="P4">Object Oriented</text:p>
            </draw:text-box>
          </draw:frame>
          <draw:frame draw:style-name="gr8" draw:text-style-name="P5" draw:layer="layout" svg:width="2.423cm" svg:height="1.361cm" svg:x="13.563cm" svg:y="5.427cm">
            <draw:text-box>
              <text:p text:style-name="P4">Logical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08:49:46.220183388</meta:creation-date>
    <dc:date>2017-09-20T09:14:30.709683919</dc:date>
    <meta:editing-duration>PT3M45S</meta:editing-duration>
    <meta:editing-cycles>1</meta:editing-cycles>
    <meta:generator>LibreOffice/5.1.6.2$Linux_X86_64 LibreOffice_project/10m0$Build-2</meta:generator>
    <meta:document-statistic meta:object-count="28"/>
  </office:meta>
</office:document-meta>
</file>